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office:body>
    <office:text text:use-soft-page-breaks="true">
      <text:p text:style-name="Title"/>
      <text:p text:style-name="Subtitle"/>
      <text:h text:style-name="Heading_20_1" text:outline-level="1">Plot lines</text:h>
      <text:h text:style-name="Heading_20_2" text:outline-level="2"><text:bookmark text:name="ac5"/>A-Storyline</text:h>
      <text:section text:style-name="Sect1" text:name="ac5">
        <text:p text:style-name="Text_20_body">Applying the pattern as described in "The 1-3-5 Story Structure Made Simple" by Donna Michelle Anderson.</text:p>
      </text:section>
      <text:h text:style-name="Heading_20_3" text:outline-level="3"><text:bookmark text:name="ap1"/>The Setup</text:h>
      <text:section text:style-name="Sect1" text:name="ap1">
        <text:p text:style-name="Text_20_body">First, establish the normal existence and expectations of your Main Character - but only enough to give context and meaning to the Unexpected Change that is about to occur.</text:p>
      </text:section>
      <text:p text:style-name="Text_20_body"/>
      <text:p text:style-name="Text_20_body">Section: <text:span text:style-name="Emphasis">New Scene (ID15)</text:span></text:p>
      <text:p text:style-name="Text_20_body">→ <text:a xlink:href="../yw7%20Sample%20Project_sections_tmp.odt#sc15%7Cregion">Description</text:a></text:p>
      <text:p text:style-name="Text_20_body">→ <text:a xlink:href="../yw7%20Sample%20Project_manuscript_tmp.odt#sc15%7Cregion">Manuscript</text:a></text:p>
      <text:h text:style-name="Heading_20_3" text:outline-level="3"><text:bookmark text:name="ap2"/>The Unexpected Change</text:h>
      <text:section text:style-name="Sect1" text:name="ap2">
        <text:p text:style-name="Text_20_body">Next, a single event must occur that upsets your Main Character’s expectations and experience of normal life and launches his or her journey.</text:p>
      </text:section>
      <text:p text:style-name="Text_20_body"/>
      <text:p text:style-name="Text_20_body">Section: <text:span text:style-name="Emphasis">New Scene (ID16)</text:span></text:p>
      <text:p text:style-name="Text_20_body">→ <text:a xlink:href="../yw7%20Sample%20Project_sections_tmp.odt#sc16%7Cregion">Description</text:a></text:p>
      <text:p text:style-name="Text_20_body">→ <text:a xlink:href="../yw7%20Sample%20Project_manuscript_tmp.odt#sc16%7Cregion">Manuscript</text:a></text:p>
      <text:h text:style-name="Heading_20_3" text:outline-level="3"><text:bookmark text:name="ap3"/>The Rejection</text:h>
      <text:section text:style-name="Sect1" text:name="ap3">
        <text:p text:style-name="Text_20_body">"I don't want" - No one likes or accepts change in the instant it happens! Your Main Character now must exert the least possible effort to restore life to exactly the way it was before.</text:p>
      </text:section>
      <text:p text:style-name="Text_20_body"/>
      <text:p text:style-name="Text_20_body">Section: <text:span text:style-name="Emphasis">New Scene (ID17)</text:span></text:p>
      <text:p text:style-name="Text_20_body">→ <text:a xlink:href="../yw7%20Sample%20Project_sections_tmp.odt#sc17%7Cregion">Description</text:a></text:p>
      <text:p text:style-name="Text_20_body">→ <text:a xlink:href="../yw7%20Sample%20Project_manuscript_tmp.odt#sc17%7Cregion">Manuscript</text:a></text:p>
      <text:h text:style-name="Heading_20_3" text:outline-level="3"><text:bookmark text:name="ap4"/>The Commitment</text:h>
      <text:section text:style-name="Sect1" text:name="ap4">
        <text:p text:style-name="Text_20_body">Your main character eventually accepts that the Unexpected Change is not going to go away and commits to reluctantly struggling through this new life.</text:p>
      </text:section>
      <text:p text:style-name="Text_20_body"/>
      <text:p text:style-name="Text_20_body">Section: <text:span text:style-name="Emphasis">New Scene (ID18)</text:span></text:p>
      <text:p text:style-name="Text_20_body">→ <text:a xlink:href="../yw7%20Sample%20Project_sections_tmp.odt#sc18%7Cregion">Description</text:a></text:p>
      <text:p text:style-name="Text_20_body">→ <text:a xlink:href="../yw7%20Sample%20Project_manuscript_tmp.odt#sc18%7Cregion">Manuscript</text:a></text:p>
      <text:h text:style-name="Heading_20_3" text:outline-level="3"><text:bookmark text:name="ap5"/>The Reversal</text:h>
      <text:section text:style-name="Sect1" text:name="ap5">
        <text:p text:style-name="Text_20_body">Halfway through your script, your Main Character must fully embrace the Unexpected Change for purely self-serving reasons.</text:p>
      </text:section>
      <text:p text:style-name="Text_20_body"/>
      <text:p text:style-name="Text_20_body">Section: <text:span text:style-name="Emphasis">New Scene (ID19)</text:span></text:p>
      <text:p text:style-name="Text_20_body">→ <text:a xlink:href="../yw7%20Sample%20Project_sections_tmp.odt#sc19%7Cregion">Description</text:a></text:p>
      <text:p text:style-name="Text_20_body">→ <text:a xlink:href="../yw7%20Sample%20Project_manuscript_tmp.odt#sc19%7Cregion">Manuscript</text:a></text:p>
      <text:h text:style-name="Heading_20_3" text:outline-level="3"><text:bookmark text:name="ap6"/>The Embrace</text:h>
      <text:section text:style-name="Sect1" text:name="ap6">
        <text:p text:style-name="Text_20_body">"I DO want" - The Embrace is best seen, not heard.  In a comedy, it is typically a montage to a hot track.  In romance, it is typically a love scene.  In action, it is typically a high-energy action sequence with the Main Character in full control and engagement.  Keep dialogue to a minimum!</text:p>
      </text:section>
      <text:p text:style-name="Text_20_body"/>
      <text:p text:style-name="Text_20_body">Section: <text:span text:style-name="Emphasis">New Scene (ID20)</text:span></text:p>
      <text:p text:style-name="Text_20_body">→ <text:a xlink:href="../yw7%20Sample%20Project_sections_tmp.odt#sc20%7Cregion">Description</text:a></text:p>
      <text:p text:style-name="Text_20_body">→ <text:a xlink:href="../yw7%20Sample%20Project_manuscript_tmp.odt#sc20%7Cregion">Manuscript</text:a></text:p>
      <text:h text:style-name="Heading_20_3" text:outline-level="3"><text:bookmark text:name="ap7"/>The Return Of The Main Opponent</text:h>
      <text:section text:style-name="Sect1" text:name="ap7">
        <text:p text:style-name="Text_20_body">Now that your Main Character embraces his or her new life, it is time to surprise him or her with a significant obstacle - which is always the Main Opponent with newly heightened powers.</text:p>
      </text:section>
      <text:p text:style-name="Text_20_body"/>
      <text:p text:style-name="Text_20_body">Section: <text:span text:style-name="Emphasis">New Scene (ID21)</text:span></text:p>
      <text:p text:style-name="Text_20_body">→ <text:a xlink:href="../yw7%20Sample%20Project_sections_tmp.odt#sc21%7Cregion">Description</text:a></text:p>
      <text:p text:style-name="Text_20_body">→ <text:a xlink:href="../yw7%20Sample%20Project_manuscript_tmp.odt#sc21%7Cregion">Manuscript</text:a></text:p>
      <text:h text:style-name="Heading_20_3" text:outline-level="3"><text:bookmark text:name="ap8"/>The Escalation</text:h>
      <text:section text:style-name="Sect1" text:name="ap8">
        <text:p text:style-name="Text_20_body">The entire second half of your script will feature an increasingly focused and escalating duel between your Main Character and the Main Opponent.</text:p>
      </text:section>
      <text:p text:style-name="Text_20_body"/>
      <text:p text:style-name="Text_20_body">Section: <text:span text:style-name="Emphasis">New Scene (ID22)</text:span></text:p>
      <text:p text:style-name="Text_20_body">→ <text:a xlink:href="../yw7%20Sample%20Project_sections_tmp.odt#sc22%7Cregion">Description</text:a></text:p>
      <text:p text:style-name="Text_20_body">→ <text:a xlink:href="../yw7%20Sample%20Project_manuscript_tmp.odt#sc22%7Cregion">Manuscript</text:a></text:p>
      <text:h text:style-name="Heading_20_3" text:outline-level="3"><text:bookmark text:name="ap9"/>The Final Battle</text:h>
      <text:section text:style-name="Sect1" text:name="ap9">
        <text:p text:style-name="Text_20_body">Ultimately, your Main Character must physically face off against the Main Opponent and fight on behalf of self and a greater cause.</text:p>
      </text:section>
      <text:p text:style-name="Text_20_body"/>
      <text:p text:style-name="Text_20_body">Section: <text:span text:style-name="Emphasis">New Scene (ID25)</text:span></text:p>
      <text:p text:style-name="Text_20_body">→ <text:a xlink:href="../yw7%20Sample%20Project_sections_tmp.odt#sc25%7Cregion">Description</text:a></text:p>
      <text:p text:style-name="Text_20_body">→ <text:a xlink:href="../yw7%20Sample%20Project_manuscript_tmp.odt#sc25%7Cregion">Manuscript</text:a></text:p>
      <text:h text:style-name="Heading_20_3" text:outline-level="3"><text:bookmark text:name="ap10"/>The Twist</text:h>
      <text:section text:style-name="Sect1" text:name="ap10">
        <text:p text:style-name="Text_20_body">To heighten jeopardy for your Main Character, you may want to add a surprise “reveal” (built on earlier hints) that further challenges, limits or weakens your Main Character during the Final Battle.</text:p>
      </text:section>
      <text:p text:style-name="Text_20_body"/>
      <text:p text:style-name="Text_20_body">Section: <text:span text:style-name="Emphasis">New Scene (ID23)</text:span></text:p>
      <text:p text:style-name="Text_20_body">→ <text:a xlink:href="../yw7%20Sample%20Project_sections_tmp.odt#sc23%7Cregion">Description</text:a></text:p>
      <text:p text:style-name="Text_20_body">→ <text:a xlink:href="../yw7%20Sample%20Project_manuscript_tmp.odt#sc23%7Cregion">Manuscript</text:a></text:p>
      <text:h text:style-name="Heading_20_3" text:outline-level="3"><text:bookmark text:name="ap11"/>Rock Bottom</text:h>
      <text:section text:style-name="Sect1" text:name="ap11">
        <text:p text:style-name="Text_20_body">At the end of the Final Battle, your Main Character must be at his or her greatest point of weakness, with no support and seemingly no way out, while your Main Opponent is at his/her/its greatest point of power.</text:p>
      </text:section>
      <text:p text:style-name="Text_20_body"/>
      <text:p text:style-name="Text_20_body">Section: <text:span text:style-name="Emphasis">New Scene (ID24)</text:span></text:p>
      <text:p text:style-name="Text_20_body">→ <text:a xlink:href="../yw7%20Sample%20Project_sections_tmp.odt#sc24%7Cregion">Description</text:a></text:p>
      <text:p text:style-name="Text_20_body">→ <text:a xlink:href="../yw7%20Sample%20Project_manuscript_tmp.odt#sc24%7Cregion">Manuscript</text:a></text:p>
      <text:h text:style-name="Heading_20_3" text:outline-level="3"><text:bookmark text:name="ap12"/>The Final Choice</text:h>
      <text:section text:style-name="Sect1" text:name="ap12">
        <text:p text:style-name="Text_20_body">In the last moment of the Final Battle, give your Main Character precisely the choice he or she had to make after the Unexpected Change, now with far greater consequences.</text:p>
      </text:section>
      <text:p text:style-name="Text_20_body"/>
      <text:p text:style-name="Text_20_body">Section: <text:span text:style-name="Emphasis">New Scene (ID27)</text:span></text:p>
      <text:p text:style-name="Text_20_body">→ <text:a xlink:href="../yw7%20Sample%20Project_sections_tmp.odt#sc27%7Cregion">Description</text:a></text:p>
      <text:p text:style-name="Text_20_body">→ <text:a xlink:href="../yw7%20Sample%20Project_manuscript_tmp.odt#sc27%7Cregion">Manuscript</text:a></text:p>
      <text:h text:style-name="Heading_20_3" text:outline-level="3"><text:bookmark text:name="ap13"/>The Sacrifice</text:h>
      <text:section text:style-name="Sect1" text:name="ap13">
        <text:p text:style-name="Text_20_body">"I reluctantly give up" - Your Main Character should choose to reluctantly give up what he or she wants to become a better person and make the world a better place.</text:p>
      </text:section>
      <text:p text:style-name="Text_20_body"/>
      <text:p text:style-name="Text_20_body">Section: <text:span text:style-name="Emphasis">New Scene (ID28)</text:span></text:p>
      <text:p text:style-name="Text_20_body">→ <text:a xlink:href="../yw7%20Sample%20Project_sections_tmp.odt#sc28%7Cregion">Description</text:a></text:p>
      <text:p text:style-name="Text_20_body">→ <text:a xlink:href="../yw7%20Sample%20Project_manuscript_tmp.odt#sc28%7Cregion">Manuscript</text:a></text:p>
      <text:h text:style-name="Heading_20_3" text:outline-level="3"><text:bookmark text:name="ap14"/>The Reward</text:h>
      <text:section text:style-name="Sect1" text:name="ap14">

</text:section>
      <text:p text:style-name="Text_20_body"/>
      <text:p text:style-name="Text_20_body">Section: <text:span text:style-name="Emphasis">New Scene (ID29)</text:span></text:p>
      <text:p text:style-name="Text_20_body">→ <text:a xlink:href="../yw7%20Sample%20Project_sections_tmp.odt#sc29%7Cregion">Description</text:a></text:p>
      <text:p text:style-name="Text_20_body">→ <text:a xlink:href="../yw7%20Sample%20Project_manuscript_tmp.odt#sc29%7Cregion">Manuscrip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nsolas" svg:font-family="Consolas" style:font-adornments="Standard"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US"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00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paragraph-properties fo:margin="100%" fo:margin-left="1cm" fo:margin-right="0cm" fo:margin-top="0cm" fo:margin-bottom="0cm" fo:text-indent="0cm" style:auto-text-indent="false"/>
      <style:text-properties style:font-name="Consolas"/>
    </style:style>
    <style:style style:name="scene_20_mark" style:display-name="Scene mark" style:family="paragraph" style:parent-style-name="Standard" style:next-style-name="Standard" style:class="text">
      <style:text-properties fo:color="#008000" fo:font-size="10pt" fo:language="zxx" fo:country="none"/>
    </style:style>
    <style:style style:name="scene_20_mark_20_unused" style:display-name="Scene mark (unused type)" style:family="paragraph" style:parent-style-name="Standard" style:next-style-name="Standard" style:class="text">
      <style:text-properties fo:color="#808080" fo:font-size="10pt" fo:language="zxx" fo:country="none"/>
    </style:style>
    <style:style style:name="scene_20_mark_20_notes" style:display-name="Scene mark (notes type)" style:family="paragraph" style:parent-style-name="Standard" style:next-style-name="Standard" style:class="text">
      <style:text-properties fo:color="#0000FF" fo:font-size="10pt" fo:language="zxx" fo:country="none"/>
    </style:style>
    <style:style style:name="scene_20_mark_20_todo" style:display-name="Scene mark (todo type)" style:family="paragraph" style:parent-style-name="Standard" style:next-style-name="Standard" style:class="text">
      <style:text-properties fo:color="#B22222" fo:font-size="10pt" fo:language="zxx" fo:country="none"/>
    </style:style>
    <style:style style:name="Invisible_20_Heading_20_3" style:display-name="Invisible Heading 3" style:family="paragraph" style:parent-style-name="Heading_20_3" style:class="text">
      <style:paragraph-properties fo:margin-top="0cm" fo:margin-bottom="0cm" fo:line-height="100%"/>
      <style:text-properties text:display="none"/>
    </style:style>
    <style:style style:name="Emphasis" style:family="text">
      <style:text-properties fo:font-style="italic" fo:background-color="transparent"/>
    </style:style>
    <style:style style:name="Strong_20_Emphasis" style:display-name="Strong Emphasis" style:family="text">
      <style:text-properties fo:text-transform="uppercase"/>
    </style:style>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office:automatic-styles>
  <office:master-styles>
    <style:master-page style:name="Standard" style:page-layout-name="Mpm1">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None</dc:title>
    <dc:description><![CDATA[None]]></dc:description>
    <dc:subject/>
    <meta:keyword/>
    <meta:initial-creator>None</meta:initial-creator>
    <dc:creator/>
    <meta:creation-date>2023-10-10T14:20:18Z</meta:creation-date>
    <dc:date/>
  </office:meta>
</office:document-meta>
</file>